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acheKeyOperation.initializeKeyParameterDetails( List &lt; CacheParameterDetail &gt; all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CacheKeyOperation.AbstractJCacheKeyOperation( CacheMethodDetails &lt; A &gt; methodDetails , CacheResolver cacheResolver , KeyGenerator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CacheKeyOperation.getKeyParameters( Object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CacheKeyOperation.get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